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TransactionalAnnotatedConfigClassTests.countRowsInTable( String tab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alAnnotatedConfigClassTests.tear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alAnnotatedConfigClassTests.setDataSource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TransactionalAnnotatedConfigClassTests.deletePers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alAnnotatedConfigClassTests.setTransactionManager( DataSourceTransactionManager transact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alAnnotatedConfigClassTests.after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TransactionalAnnotatedConfigClassTests.set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alAnnotatedConfigClassTests.modifyTestDataWithin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TransactionalAnnotatedConfigClassTests.before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TransactionalAnnotatedConfigClassTests.autowiringFromConfig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TransactionalAnnotatedConfigClassTests.createPers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alAnnotatedConfigClassTests.assertAddPerson( final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alAnnotatedConfigClassTests.assertNumRowsInPersonTable( int expectedNumRows , String test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